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6.2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0" style:family="graphic" style:parent-style-name="standard">
      <style:graphic-properties svg:stroke-linecap="round" draw:fill-color="#eeeeee" draw:textarea-horizontal-align="justify" draw:textarea-vertical-align="middle" draw:auto-grow-height="false" fo:min-height="8.767cm" fo:min-width="8.39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12" style:family="graphic" style:parent-style-name="standard">
      <style:graphic-properties svg:stroke-linecap="round" draw:fill-color="#eeeeee" draw:textarea-horizontal-align="justify" draw:textarea-vertical-align="middle" draw:auto-grow-height="false" fo:min-height="4.322cm" fo:min-width="4.326cm"/>
    </style:style>
    <style:style style:name="gr13" style:family="graphic" style:parent-style-name="standard">
      <style:graphic-properties svg:stroke-linecap="round" draw:fill-color="#eeeeee" draw:textarea-horizontal-align="justify" draw:textarea-vertical-align="middle" draw:auto-grow-height="false" fo:min-height="3.941cm" fo:min-width="7.501cm"/>
    </style:style>
    <style:style style:name="gr14" style:family="graphic" style:parent-style-name="standard">
      <style:graphic-properties draw:stroke="none" svg:stroke-color="#000000" draw:fill="none" draw:fill-color="#ffffff" fo:min-height="1.528cm"/>
    </style:style>
    <style:style style:name="gr15" style:family="graphic" style:parent-style-name="standard">
      <style:graphic-properties draw:marker-end="" draw:textarea-horizontal-align="justify" draw:textarea-vertical-align="middle" draw:auto-grow-height="false" fo:min-height="1.008cm" fo:min-width="2.285cm"/>
    </style:style>
    <style:style style:name="co1" style:family="table-column">
      <style:table-column-properties style:column-width="3.81cm" style:use-optimal-column-width="false"/>
    </style:style>
    <style:style style:name="ro1" style:family="table-row">
      <style:table-row-properties style:row-height="0.73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9.017cm" svg:x="10.271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0.144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8.62cm" svg:y="11.922cm">
          <text:p text:style-name="P1">Connecto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7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8.366cm" svg:x2="3.921cm" svg:y2="8.874cm">
            <text:p/>
          </draw:line>
          <draw:line draw:style-name="gr4" draw:text-style-name="P1" draw:layer="layout" svg:x1="4.175cm" svg:y1="9.255cm" svg:x2="3.921cm" svg:y2="8.874cm">
            <text:p/>
          </draw:line>
          <draw:line draw:style-name="gr4" draw:text-style-name="P1" draw:layer="layout" svg:x1="3.667cm" svg:y1="9.255cm" svg:x2="3.921cm" svg:y2="8.874cm">
            <text:p/>
          </draw:line>
          <draw:line draw:style-name="gr4" draw:text-style-name="P1" draw:layer="layout" svg:x1="3.667cm" svg:y1="8.493cm" svg:x2="4.175cm" svg:y2="8.493cm">
            <text:p/>
          </draw:line>
        </draw:g>
        <draw:frame draw:style-name="gr5" draw:text-style-name="P2" draw:layer="layout" svg:width="1.651cm" svg:height="0.645cm" svg:x="3.286cm" svg:y="9.382cm">
          <draw:text-box>
            <text:p text:style-name="P2"><text:span text:style-name="T1">Alice</text:span></text:p>
          </draw:text-box>
        </draw:frame>
        <draw:g>
          <draw:custom-shape draw:style-name="gr3" draw:text-style-name="P1" draw:layer="layout" svg:width="0.508cm" svg:height="0.508cm" svg:x="3.667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1cm" svg:y1="11.277cm" svg:x2="3.921cm" svg:y2="11.785cm">
            <text:p/>
          </draw:line>
          <draw:line draw:style-name="gr4" draw:text-style-name="P1" draw:layer="layout" svg:x1="4.175cm" svg:y1="12.166cm" svg:x2="3.921cm" svg:y2="11.785cm">
            <text:p/>
          </draw:line>
          <draw:line draw:style-name="gr4" draw:text-style-name="P1" draw:layer="layout" svg:x1="3.667cm" svg:y1="12.166cm" svg:x2="3.921cm" svg:y2="11.785cm">
            <text:p/>
          </draw:line>
          <draw:line draw:style-name="gr4" draw:text-style-name="P1" draw:layer="layout" svg:x1="3.667cm" svg:y1="11.404cm" svg:x2="4.175cm" svg:y2="11.404cm">
            <text:p/>
          </draw:line>
        </draw:g>
        <draw:frame draw:style-name="gr5" draw:text-style-name="P2" draw:layer="layout" svg:width="1.651cm" svg:height="0.645cm" svg:x="3.159cm" svg:y="12.293cm">
          <draw:text-box>
            <text:p text:style-name="P2"><text:span text:style-name="T1">Bob</text:span></text:p>
          </draw:text-box>
        </draw:frame>
        <draw:frame draw:style-name="gr6" draw:text-style-name="P3" draw:layer="layout" svg:width="2.413cm" svg:height="0.806cm" svg:x="2.905cm" svg:y="13.446cm">
          <draw:text-box>
            <text:p text:style-name="P3"><text:span text:style-name="T2">Users</text:span></text:p>
          </draw:text-box>
        </draw:frame>
        <draw:frame draw:style-name="gr7" draw:text-style-name="P3" draw:layer="layout" svg:width="3.302cm" svg:height="1.916cm" svg:x="4.81cm" svg:y="4.926cm">
          <draw:text-box>
            <text:p text:style-name="P4"><text:span text:style-name="T2">Total</text:span></text:p>
            <text:p text:style-name="P4"><text:span text:style-name="T2">Connection</text:span></text:p>
            <text:p text:style-name="P4"><text:span text:style-name="T2">Limit</text:span></text:p>
          </draw:text-box>
        </draw:frame>
        <draw:line draw:style-name="gr8" draw:text-style-name="P1" draw:layer="layout" svg:x1="4.81cm" svg:y1="8.366cm" svg:x2="8.62cm" svg:y2="8.874cm">
          <text:p/>
        </draw:line>
        <draw:line draw:style-name="gr8" draw:text-style-name="P1" draw:layer="layout" svg:x1="4.81cm" svg:y1="8.747cm" svg:x2="8.62cm" svg:y2="10.525cm">
          <text:p/>
        </draw:line>
        <draw:line draw:style-name="gr8" draw:text-style-name="P1" draw:layer="layout" svg:x1="4.937cm" svg:y1="11.287cm" svg:x2="8.62cm" svg:y2="10.779cm">
          <text:p/>
        </draw:line>
        <draw:line draw:style-name="gr8" draw:text-style-name="P1" draw:layer="layout" svg:x1="4.937cm" svg:y1="11.668cm" svg:x2="8.62cm" svg:y2="12.176cm">
          <text:p/>
        </draw:line>
        <draw:line draw:style-name="gr8" draw:text-style-name="P1" draw:layer="layout" svg:x1="4.937cm" svg:y1="11.922cm" svg:x2="8.62cm" svg:y2="12.43cm">
          <text:p/>
        </draw:line>
        <draw:line draw:style-name="gr8" draw:text-style-name="P1" draw:layer="layout" svg:x1="4.937cm" svg:y1="12.176cm" svg:x2="8.62cm" svg:y2="12.684cm">
          <text:p/>
        </draw:line>
        <draw:line draw:style-name="gr9" draw:text-style-name="P1" draw:layer="layout" svg:x1="6.461cm" svg:y1="6.842cm" svg:x2="6.588cm" svg:y2="14.081cm">
          <text:p/>
        </draw:line>
      </draw:page>
      <draw:page draw:name="page2" draw:style-name="dp1" draw:master-page-name="Default">
        <draw:custom-shape draw:style-name="gr10" draw:text-style-name="P1" draw:layer="layout" svg:width="8.89cm" svg:height="9.017cm" svg:x="7.604cm" svg:y="5.699cm">
          <text:p text:style-name="P1">Qpid Dispatch Rout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0.144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8.366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5.953cm" svg:y="11.922cm">
          <text:p text:style-name="P1">Connector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668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8.366cm" svg:x2="3.922cm" svg:y2="8.874cm">
            <text:p/>
          </draw:line>
          <draw:line draw:style-name="gr4" draw:text-style-name="P1" draw:layer="layout" svg:x1="4.176cm" svg:y1="9.255cm" svg:x2="3.922cm" svg:y2="8.874cm">
            <text:p/>
          </draw:line>
          <draw:line draw:style-name="gr4" draw:text-style-name="P1" draw:layer="layout" svg:x1="3.668cm" svg:y1="9.255cm" svg:x2="3.922cm" svg:y2="8.874cm">
            <text:p/>
          </draw:line>
          <draw:line draw:style-name="gr4" draw:text-style-name="P1" draw:layer="layout" svg:x1="3.668cm" svg:y1="8.493cm" svg:x2="4.176cm" svg:y2="8.493cm">
            <text:p/>
          </draw:line>
        </draw:g>
        <draw:frame draw:style-name="gr5" draw:text-style-name="P2" draw:layer="layout" svg:width="1.651cm" svg:height="0.645cm" svg:x="3.287cm" svg:y="9.382cm">
          <draw:text-box>
            <text:p text:style-name="P2"><text:span text:style-name="T1">Alice</text:span></text:p>
          </draw:text-box>
        </draw:frame>
        <draw:g>
          <draw:custom-shape draw:style-name="gr3" draw:text-style-name="P1" draw:layer="layout" svg:width="0.508cm" svg:height="0.508cm" svg:x="3.668cm" svg:y="10.7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922cm" svg:y1="11.277cm" svg:x2="3.922cm" svg:y2="11.785cm">
            <text:p/>
          </draw:line>
          <draw:line draw:style-name="gr4" draw:text-style-name="P1" draw:layer="layout" svg:x1="4.176cm" svg:y1="12.166cm" svg:x2="3.922cm" svg:y2="11.785cm">
            <text:p/>
          </draw:line>
          <draw:line draw:style-name="gr4" draw:text-style-name="P1" draw:layer="layout" svg:x1="3.668cm" svg:y1="12.166cm" svg:x2="3.922cm" svg:y2="11.785cm">
            <text:p/>
          </draw:line>
          <draw:line draw:style-name="gr4" draw:text-style-name="P1" draw:layer="layout" svg:x1="3.668cm" svg:y1="11.404cm" svg:x2="4.176cm" svg:y2="11.404cm">
            <text:p/>
          </draw:line>
        </draw:g>
        <draw:frame draw:style-name="gr5" draw:text-style-name="P2" draw:layer="layout" svg:width="1.651cm" svg:height="0.645cm" svg:x="3.16cm" svg:y="12.293cm">
          <draw:text-box>
            <text:p text:style-name="P2"><text:span text:style-name="T1">Bob</text:span></text:p>
          </draw:text-box>
        </draw:frame>
        <draw:frame draw:style-name="gr6" draw:text-style-name="P3" draw:layer="layout" svg:width="2.413cm" svg:height="0.806cm" svg:x="2.906cm" svg:y="13.446cm">
          <draw:text-box>
            <text:p text:style-name="P3"><text:span text:style-name="T2">Users</text:span></text:p>
          </draw:text-box>
        </draw:frame>
        <draw:line draw:style-name="gr8" draw:text-style-name="P1" draw:layer="layout" svg:x1="4.811cm" svg:y1="8.747cm" svg:x2="5.953cm" svg:y2="10.398cm">
          <text:p/>
        </draw:line>
        <draw:line draw:style-name="gr8" draw:text-style-name="P1" draw:layer="layout" svg:x1="4.938cm" svg:y1="11.287cm" svg:x2="5.953cm" svg:y2="10.525cm">
          <text:p/>
        </draw:line>
        <draw:line draw:style-name="gr9" draw:text-style-name="P1" draw:layer="layout" svg:x1="11.033cm" svg:y1="9.89cm" svg:x2="11.033cm" svg:y2="15.224cm">
          <text:p/>
        </draw:line>
        <draw:custom-shape draw:style-name="gr11" draw:text-style-name="P1" draw:layer="layout" svg:width="3.81cm" svg:height="2.794cm" svg:x="12.557cm" svg:y="9.382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3cm" svg:y1="10.398cm" svg:x2="12.557cm" svg:y2="10.398cm">
          <text:p/>
        </draw:line>
        <draw:line draw:style-name="gr8" draw:text-style-name="P1" draw:layer="layout" svg:x1="9.764cm" svg:y1="11.033cm" svg:x2="12.557cm" svg:y2="11.033cm">
          <text:p/>
        </draw:line>
        <draw:frame draw:style-name="gr7" draw:text-style-name="P3" draw:layer="layout" svg:width="3.302cm" svg:height="1.916cm" svg:x="9.382cm" svg:y="15.351cm">
          <draw:text-box>
            <text:p text:style-name="P4"><text:span text:style-name="T2">Application</text:span></text:p>
            <text:p text:style-name="P4"><text:span text:style-name="T2">Connection</text:span></text:p>
            <text:p text:style-name="P4"><text:span text:style-name="T2">Limits</text:span></text:p>
          </draw:text-box>
        </draw:frame>
      </draw:page>
      <draw:page draw:name="page3" draw:style-name="dp1" draw:master-page-name="Default">
        <draw:custom-shape draw:style-name="gr12" draw:text-style-name="P1" draw:layer="layout" svg:width="4.826cm" svg:height="4.572cm" svg:x="1.254cm" svg:y="6.715cm">
          <text:p text:style-name="P1"><text:span text:style-name="T1">Remote Host</text:span></text:p>
          <text:p text:style-name="P1"><text:span text:style-name="T1">sys1.example.com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001cm" svg:height="4.191cm" svg:x="8.112cm" svg:y="6.842cm">
          <text:p text:style-name="P1">Qpid Dispatch Router</text:p>
          <text:p text:style-name="P1"><text:span text:style-name="T1">10.10.1.1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27cm" svg:x="7.225cm" svg:y="8.366cm">
          <text:p text:style-name="P1">Connector</text:p>
          <text:p text:style-name="P1"><text:span text:style-name="T1">port 20001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08cm" svg:height="0.508cm" svg:x="3.286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54cm" svg:y1="8.366cm" svg:x2="3.54cm" svg:y2="8.874cm">
            <text:p/>
          </draw:line>
          <draw:line draw:style-name="gr4" draw:text-style-name="P1" draw:layer="layout" svg:x1="3.794cm" svg:y1="9.255cm" svg:x2="3.54cm" svg:y2="8.874cm">
            <text:p/>
          </draw:line>
          <draw:line draw:style-name="gr4" draw:text-style-name="P1" draw:layer="layout" svg:x1="3.286cm" svg:y1="9.255cm" svg:x2="3.54cm" svg:y2="8.874cm">
            <text:p/>
          </draw:line>
          <draw:line draw:style-name="gr4" draw:text-style-name="P1" draw:layer="layout" svg:x1="3.286cm" svg:y1="8.493cm" svg:x2="3.794cm" svg:y2="8.493cm">
            <text:p/>
          </draw:line>
        </draw:g>
        <draw:frame draw:style-name="gr14" draw:text-style-name="P5" draw:layer="layout" svg:width="4.572cm" svg:height="1.827cm" svg:x="1.381cm" svg:y="9.382cm">
          <draw:text-box>
            <text:p text:style-name="P5"><text:span text:style-name="T1">Alice</text:span></text:p>
            <text:p text:style-name="P5"><text:span text:style-name="T1"/></text:p>
            <text:p text:style-name="P5"><text:span text:style-name="T1">URL 10.10.1.1:20001.</text:span></text:p>
            <text:p text:style-name="P5"><text:span text:style-name="T1">Targeting <text:s/></text:span><text:span text:style-name="T3">App1</text:span></text:p>
          </draw:text-box>
        </draw:frame>
        <draw:line draw:style-name="gr8" draw:text-style-name="P1" draw:layer="layout" svg:x1="6.083cm" svg:y1="9.001cm" svg:x2="7.224cm" svg:y2="9.002cm">
          <text:p/>
        </draw:line>
        <draw:line draw:style-name="gr8" draw:text-style-name="P1" draw:layer="layout" svg:x1="11.034cm" svg:y1="9.002cm" svg:x2="11.922cm" svg:y2="9.001cm">
          <text:p/>
        </draw:line>
        <draw:custom-shape draw:style-name="gr15" draw:text-style-name="P5" draw:layer="layout" svg:width="3.937cm" svg:height="1.778cm" svg:x="11.922cm" svg:y="8.112cm">
          <text:p text:style-name="P5"><text:span text:style-name="T1">AMQP Open</text:span></text:p>
          <text:p text:style-name="P5"><text:span text:style-name="T1">Recei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619cm" svg:height="2.919cm" svg:x="6.592cm" svg:y="13.6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Open Received</text:p>
              </table:table-cell>
              <table:table-cell>
                <text:p text:style-name="P6">Value</text:p>
              </table:table-cell>
            </table:table-row>
            <table:table-row table:style-name="ro1" table:default-cell-style-name="ce2">
              <table:table-cell>
                <text:p text:style-name="P2">Remote Host</text:p>
              </table:table-cell>
              <table:table-cell>
                <text:p text:style-name="P2">93.184.216.34</text:p>
              </table:table-cell>
            </table:table-row>
            <table:table-row table:style-name="ro1" table:default-cell-style-name="ce2">
              <table:table-cell>
                <text:p text:style-name="P2">Authenticated User</text:p>
              </table:table-cell>
              <table:table-cell>
                <text:p text:style-name="P2">Alice</text:p>
              </table:table-cell>
            </table:table-row>
            <table:table-row table:style-name="ro1" table:default-cell-style-name="ce2">
              <table:table-cell>
                <text:p text:style-name="P2">QDR Application</text:p>
              </table:table-cell>
              <table:table-cell>
                <text:p text:style-name="P2">App1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 Rolke</meta:initial-creator>
    <meta:creation-date>2016-01-04T11:58:36.544153887</meta:creation-date>
    <dc:date>2016-01-04T16:55:12.962463530</dc:date>
    <dc:creator>Chuck Rolke</dc:creator>
    <meta:editing-duration>PT2H30M13S</meta:editing-duration>
    <meta:editing-cycles>11</meta:editing-cycles>
    <meta:generator>LibreOffice/4.3.7.2$Linux_X86_64 LibreOffice_project/430$Build-2</meta:generator>
    <meta:document-statistic meta:object-count="69"/>
  </office:meta>
</office:document-meta>
</file>